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-dash="Ultrafine_20_Dashed" svg:stroke-width="0.2cm" svg:stroke-color="#00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objectwithoutfill">
      <style:graphic-properties svg:stroke-width="0.1cm" draw:marker-start="" draw:fill="none" draw:textarea-vertical-align="middle" fo:padding-top="0.175cm" fo:padding-bottom="0.175cm" fo:padding-left="0.3cm" fo:padding-right="0.3cm"/>
    </style:style>
    <style:style style:name="gr3" style:family="graphic" style:parent-style-name="Objet_20_sans_20_remplissage_20_et_20_sans_20_ligne">
      <style:graphic-properties svg:stroke-color="#ff3333" draw:textarea-vertical-align="middle" draw:ole-draw-aspect="1"/>
    </style:style>
    <style:style style:name="gr4" style:family="graphic" style:parent-style-name="standard">
      <style:graphic-properties draw:stroke-dash="Ultrafine_20_Dashed" svg:stroke-width="0.2cm" svg:stroke-color="#000099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5" style:family="graphic" style:parent-style-name="standard">
      <style:graphic-properties svg:stroke-color="#000000" draw:opacity="50%" draw:textarea-horizontal-align="justify" draw:textarea-vertical-align="middle" draw:auto-grow-height="false" draw:shadow-opacity="50%"/>
    </style:style>
    <style:style style:name="gr6" style:family="graphic" style:parent-style-name="standard">
      <style:graphic-properties svg:stroke-color="#000000" draw:fill="solid" draw:fill-color="#990000" draw:opacity="100%" draw:textarea-horizontal-align="justify" draw:textarea-vertical-align="middle" draw:auto-grow-height="false" draw:shadow-opacity="100%"/>
    </style:style>
    <style:style style:name="gr7" style:family="graphic" style:parent-style-name="standard">
      <style:graphic-properties svg:stroke-color="#000000" draw:fill="solid" draw:fill-color="#006600" draw:opacity="100%" draw:textarea-horizontal-align="justify" draw:textarea-vertical-align="middle" draw:auto-grow-height="false" draw:shadow-opacity="100%"/>
    </style:style>
    <style:style style:name="gr8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style:font-name="Arial1" fo:font-size="18pt" style:font-size-asian="18pt" style:font-size-complex="18pt"/>
    </style:style>
    <style:style style:name="P2" style:family="paragraph">
      <style:paragraph-properties fo:text-align="center"/>
      <style:text-properties fo:color="#ff3333" style:font-name="Arial1" fo:font-size="18pt" style:font-size-asian="18pt" style:font-size-complex="18pt"/>
    </style:style>
    <style:style style:name="P3" style:family="paragraph">
      <style:paragraph-properties fo:text-align="center"/>
    </style: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16cm" svg:height="16.1cm" svg:x="7.051cm" svg:y="6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5.051cm" svg:y1="6.95cm" svg:x2="15.051cm" svg:y2="23.05cm">
          <text:p/>
        </draw:line>
        <draw:line draw:style-name="gr2" draw:text-style-name="P1" draw:layer="layout" svg:x1="7.051cm" svg:y1="15.05cm" svg:x2="23.051cm" svg:y2="15.05cm">
          <text:p/>
        </draw:line>
        <draw:frame draw:style-name="gr3" draw:text-style-name="P2" draw:layer="layout" svg:width="1.664cm" svg:height="1.453cm" svg:x="7.251cm" svg:y="21.5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2" draw:layer="layout" svg:width="1.639cm" svg:height="1.453cm" svg:x="7.251cm" svg:y="13.55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2" draw:layer="layout" svg:width="1.696cm" svg:height="1.453cm" svg:x="21.251cm" svg:y="21.55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2" draw:layer="layout" svg:width="1.65cm" svg:height="1.453cm" svg:x="21.251cm" svg:y="13.55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2" draw:layer="layout" svg:width="1.353cm" svg:height="1.277cm" svg:x="5.052cm" svg:y="21.55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4" draw:text-style-name="P1" draw:layer="layout" svg:width="26cm" svg:height="26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204cm" svg:height="1.277cm" svg:x="2.396cm" svg:y="26.40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5" draw:text-style-name="P3" draw:layer="layout" svg:width="8cm" svg:height="8.1cm" svg:x="15.051cm" svg:y="6.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7.209cm" svg:height="7.3cm" svg:x="16.791cm" svg:y="8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7.209cm" svg:height="7.3cm" svg:x="18.2cm" svg:y="11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6cm" svg:height="6.683cm" svg:x="19.4cm" svg:y="13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6.6cm" svg:height="6.683cm" svg:x="20.2cm" svg:y="15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6cm" svg:height="6.683cm" svg:x="19cm" svg:y="16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925cm" svg:height="6cm" svg:x="17.6cm" svg:y="17.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925cm" svg:height="6cm" svg:x="14.851cm" svg:y="17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53cm" svg:height="5.6cm" svg:x="11.6cm" svg:y="17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.2cm" svg:height="5.265cm" svg:x="9cm" svg:y="17.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8.022cm" svg:height="1.654cm" svg:x="19.7cm" svg:y="23.7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2" draw:layer="layout" svg:width="5.855cm" svg:height="1.656cm" svg:x="8.5cm" svg:y="15.40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2" draw:layer="layout" svg:width="5.603cm" svg:height="1.656cm" svg:x="17.189cm" svg:y="4.39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2" draw:layer="layout" svg:width="6.074cm" svg:height="1.656cm" svg:x="12.2cm" svg:y="24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571cm" fo:text-indent="0cm"/>
      <style:text-properties fo:font-size="40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428cm" fo:text-indent="0cm"/>
      <style:text-properties fo:font-size="34.299999237060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85cm" fo:text-indent="0cm"/>
      <style:text-properties fo:font-size="28.6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42cm" fo:text-indent="0cm"/>
      <style:text-properties fo:font-size="28.6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42cm" fo:text-indent="0cm"/>
      <style:text-properties fo:font-size="28.6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42cm" fo:text-indent="0cm"/>
      <style:text-properties fo:font-size="28.6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42cm" fo:text-indent="0cm"/>
      <style:text-properties fo:font-size="28.6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42cm" fo:text-indent="0cm"/>
      <style:text-properties fo:font-size="28.6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2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0cm" fo:page-height="3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7.575cm" svg:height="7.575cm" svg:x="1.712cm" svg:y="2.485cm"/>
      <draw:page-thumbnail draw:layer="backgroundobjects" svg:width="7.575cm" svg:height="7.575cm" svg:x="1.712cm" svg:y="11.061cm"/>
      <draw:page-thumbnail draw:layer="backgroundobjects" svg:width="7.575cm" svg:height="7.575cm" svg:x="1.712cm" svg:y="19.637cm"/>
      <draw:page-thumbnail draw:layer="backgroundobjects" svg:width="7.575cm" svg:height="7.575cm" svg:x="11.712cm" svg:y="2.485cm"/>
      <draw:page-thumbnail draw:layer="backgroundobjects" svg:width="7.575cm" svg:height="7.575cm" svg:x="11.712cm" svg:y="11.061cm"/>
      <draw:page-thumbnail draw:layer="backgroundobjects" svg:width="7.575cm" svg:height="7.575cm" svg:x="11.712cm" svg:y="19.637cm"/>
    </style:handout-master>
    <style:master-page style:name="Standard" style:page-layout-name="PM1" draw:style-name="Mdp1">
      <draw:frame presentation:style-name="Standard-title" draw:layer="backgroundobjects" svg:width="26.999cm" svg:height="5.009cm" svg:x="1.5cm" svg:y="1.195cm" presentation:class="title" presentation:placeholder="true">
        <draw:text-box/>
      </draw:frame>
      <draw:frame presentation:style-name="Standard-outline1" draw:layer="backgroundobjects" svg:width="26.999cm" svg:height="17.399cm" svg:x="1.5cm" svg:y="7.02cm" presentation:class="outline" presentation:placeholder="true">
        <draw:text-box/>
      </draw:frame>
      <draw:frame presentation:style-name="Mpr1" draw:text-style-name="MP1" draw:layer="backgroundobjects" svg:width="6.989cm" svg:height="2.069cm" svg:x="1.5cm" svg:y="27.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9.509cm" svg:height="2.069cm" svg:x="10.26cm" svg:y="27.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989cm" svg:height="2.069cm" svg:x="21.51cm" svg:y="27.33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8T15:35:01.079262141</meta:creation-date>
    <dc:date>2017-02-07T13:17:58.393528978</dc:date>
    <meta:editing-duration>PT6H33M52S</meta:editing-duration>
    <meta:editing-cycles>15</meta:editing-cycles>
    <meta:generator>LibreOffice/4.2.8.2$Linux_X86_64 LibreOffice_project/420m0$Build-2</meta:generator>
    <meta:document-statistic meta:object-count="47"/>
  </office:meta>
</office:document-meta>
</file>

<file path=Object 1/content.xml><?xml version="1.0" encoding="utf-8"?>
<math xmlns="http://www.w3.org/1998/Math/MathML" display="block">
  <semantics>
    <msub>
      <mi>Z</mi>
      <mn>3</mn>
    </msub>
    <annotation encoding="StarMath 5.0">Z_3</annotation>
  </semantics>
</math>
</file>

<file path=Object 10/content.xml><?xml version="1.0" encoding="utf-8"?>
<math xmlns="http://www.w3.org/1998/Math/MathML" display="block">
  <semantics>
    <mstyle mathvariant="bold">
      <mstyle color="aqua">
        <mrow>
          <msub>
            <mi mathvariant="italic">Tube</mi>
            <msub>
              <mi>i</mi>
              <mn>2</mn>
            </msub>
          </msub>
          <mrow>
            <mo fence="true" stretchy="false">(</mo>
            <mrow>
              <mrow>
                <msub>
                  <mi>Z</mi>
                  <mn>2</mn>
                </msub>
                <mi>'</mi>
              </mrow>
            </mrow>
            <mo fence="true" stretchy="false">)</mo>
          </mrow>
        </mrow>
      </mstyle>
    </mstyle>
    <annotation encoding="StarMath 5.0">bold {color cyan{ Tube_{i_2 } (Z_2')}}</annotation>
  </semantics>
</math>
</file>

<file path=Object 2/content.xml><?xml version="1.0" encoding="utf-8"?>
<math xmlns="http://www.w3.org/1998/Math/MathML" display="block">
  <semantics>
    <msub>
      <mi>Z</mi>
      <mn>1</mn>
    </msub>
    <annotation encoding="StarMath 5.0">Z_1</annotation>
  </semantics>
</math>
</file>

<file path=Object 3/content.xml><?xml version="1.0" encoding="utf-8"?>
<math xmlns="http://www.w3.org/1998/Math/MathML" display="block">
  <semantics>
    <msub>
      <mi>Z</mi>
      <mn>4</mn>
    </msub>
    <annotation encoding="StarMath 5.0">Z_4</annotation>
  </semantics>
</math>
</file>

<file path=Object 4/content.xml><?xml version="1.0" encoding="utf-8"?>
<math xmlns="http://www.w3.org/1998/Math/MathML" display="block">
  <semantics>
    <msub>
      <mi>Z</mi>
      <mn>2</mn>
    </msub>
    <annotation encoding="StarMath 5.0">Z_2</annotation>
  </semantics>
</math>
</file>

<file path=Object 5/content.xml><?xml version="1.0" encoding="utf-8"?>
<math xmlns="http://www.w3.org/1998/Math/MathML" display="block">
  <semantics>
    <mi>R</mi>
    <annotation encoding="StarMath 5.0">R</annotation>
  </semantics>
</math>
</file>

<file path=Object 6/content.xml><?xml version="1.0" encoding="utf-8"?>
<math xmlns="http://www.w3.org/1998/Math/MathML" display="block">
  <semantics>
    <mstyle mathvariant="bold">
      <mstyle color="red">
        <mrow>
          <msub>
            <mi>Z</mi>
            <mn>2</mn>
          </msub>
          <mrow>
            <mi>'</mi>
            <mo stretchy="false">=</mo>
            <msub>
              <mi mathvariant="italic">Post</mi>
              <msub>
                <mi>i</mi>
                <mn>1</mn>
              </msub>
            </msub>
          </mrow>
          <mrow>
            <mo fence="true" stretchy="false">(</mo>
            <mrow>
              <msub>
                <mi>Z</mi>
                <mn>2</mn>
              </msub>
            </mrow>
            <mo fence="true" stretchy="false">)</mo>
          </mrow>
        </mrow>
      </mstyle>
    </mstyle>
    <annotation encoding="StarMath 5.0">bold {color red{ Z_2' = Post_{i_1} (Z_2)}}</annotation>
  </semantics>
</math>
</file>

<file path=Object 7/content.xml><?xml version="1.0" encoding="utf-8"?>
<math xmlns="http://www.w3.org/1998/Math/MathML" display="block">
  <semantics>
    <mstyle color="blue">
      <mi>S</mi>
    </mstyle>
    <annotation encoding="StarMath 5.0">color blue S</annotation>
  </semantics>
</math>
</file>

<file path=Object 8/content.xml><?xml version="1.0" encoding="utf-8"?>
<math xmlns="http://www.w3.org/1998/Math/MathML" display="block">
  <semantics>
    <mstyle mathvariant="bold">
      <mstyle color="green">
        <mrow>
          <msub>
            <mi mathvariant="italic">Post</mi>
            <msub>
              <mi>i</mi>
              <mn>2</mn>
            </msub>
          </msub>
          <mrow>
            <mo fence="true" stretchy="false">(</mo>
            <mrow>
              <mrow>
                <msub>
                  <mi>Z</mi>
                  <mn>2</mn>
                </msub>
                <mi>'</mi>
              </mrow>
            </mrow>
            <mo fence="true" stretchy="false">)</mo>
          </mrow>
        </mrow>
      </mstyle>
    </mstyle>
    <annotation encoding="StarMath 5.0">bold {color green{ Post_{i_2} (Z_2')}}</annotation>
  </semantics>
</math>
</file>

<file path=Object 9/content.xml><?xml version="1.0" encoding="utf-8"?>
<math xmlns="http://www.w3.org/1998/Math/MathML" display="block">
  <semantics>
    <mstyle mathvariant="bold">
      <mstyle color="aqua">
        <mrow>
          <msub>
            <mi mathvariant="italic">Tube</mi>
            <msub>
              <mi>i</mi>
              <mn>1</mn>
            </msub>
          </msub>
          <mrow>
            <mo fence="true" stretchy="false">(</mo>
            <mrow>
              <msub>
                <mi>Z</mi>
                <mn>2</mn>
              </msub>
            </mrow>
            <mo fence="true" stretchy="false">)</mo>
          </mrow>
        </mrow>
      </mstyle>
    </mstyle>
    <annotation encoding="StarMath 5.0">bold {color cyan{ Tube_{i_1 } (Z_2)}}</annotation>
  </semantics>
</math>
</file>